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C70000002554B2F20590BC59EBA.png" manifest:media-type="image/png"/>
  <manifest:file-entry manifest:full-path="Pictures/1000000100000505000003F5F77692A8B8D842D9.png" manifest:media-type="image/png"/>
  <manifest:file-entry manifest:full-path="Pictures/100000010000044A00000408761A987C2BC99BFC.png" manifest:media-type="image/png"/>
  <manifest:file-entry manifest:full-path="Pictures/100000010000085C0000044CECC59A220C1434DA.png" manifest:media-type="image/png"/>
  <manifest:file-entry manifest:full-path="Pictures/1000000100000688000003207E4375C323AF3927.png" manifest:media-type="image/png"/>
  <manifest:file-entry manifest:full-path="Pictures/10000001000006720000027329F0D4433CB4E0FC.png" manifest:media-type="image/png"/>
  <manifest:file-entry manifest:full-path="Pictures/1000000100000682000003139E19856C5FBCF1FC.png" manifest:media-type="image/png"/>
  <manifest:file-entry manifest:full-path="Pictures/100000010000068F0000028192259BEADF74E2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char" svg:width="6.8484in" svg:height="6.4366in" draw:z-index="0"><draw:image xlink:href="Pictures/100000010000044A00000408761A987C2BC99BFC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2" draw:name="Image2" text:anchor-type="char" svg:width="6.8484in" svg:height="5.3984in" draw:z-index="1"><draw:image xlink:href="Pictures/1000000100000505000003F5F77692A8B8D842D9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3" text:anchor-type="char" svg:width="6.8484in" svg:height="1.2846in" draw:z-index="2"><draw:image xlink:href="Pictures/1000000100000C70000002554B2F20590BC59EBA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2" draw:name="Image4" text:anchor-type="char" svg:width="6.8484in" svg:height="3.2346in" draw:z-index="3"><draw:image xlink:href="Pictures/1000000100000682000003139E19856C5FBCF1F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5" text:anchor-type="char" svg:width="6.8484in" svg:height="2.6146in" draw:z-index="4"><draw:image xlink:href="Pictures/100000010000068F0000028192259BEADF74E2A2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6" text:anchor-type="char" svg:width="6.8484in" svg:height="2.602in" draw:z-index="5"><draw:image xlink:href="Pictures/10000001000006720000027329F0D4433CB4E0FC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1" draw:name="Image7" text:anchor-type="char" svg:width="6.8484in" svg:height="3.2764in" draw:z-index="6"><draw:image xlink:href="Pictures/1000000100000688000003207E4375C323AF3927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8" text:anchor-type="char" svg:width="6.8484in" svg:height="3.5201in" draw:z-index="7"><draw:image xlink:href="Pictures/100000010000085C0000044CECC59A220C1434DA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10:23:06.739000000</meta:creation-date>
    <dc:date>2025-09-30T10:39:02.026000000</dc:date>
    <meta:editing-duration>PT5M45S</meta:editing-duration>
    <meta:editing-cycles>1</meta:editing-cycles>
    <meta:document-statistic meta:table-count="1" meta:image-count="8" meta:object-count="0" meta:page-count="4" meta:paragraph-count="0" meta:word-count="0" meta:character-count="0" meta:non-whitespace-character-count="0"/>
    <meta:generator>Real_Office/7.4.0.3$Windows_X86_64 LibreOffice_project/</meta:generator>
  </office:meta>
</office:document-meta>
</file>